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466cm" fo:min-width="3.4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66cm" fo:min-width="3.816cm"/>
    </style:style>
    <style:style style:name="gr6" style:family="graphic" style:parent-style-name="standard">
      <style:graphic-properties draw:textarea-horizontal-align="justify" draw:textarea-vertical-align="middle" draw:auto-grow-height="false" fo:min-height="1.556cm" fo:min-width="3.906cm"/>
    </style:style>
    <style:style style:name="gr7" style:family="graphic" style:parent-style-name="objectwithoutfill">
      <style:graphic-properties draw:marker-start="" draw:marker-end="Circle_20_unfilled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9cm" svg:height="0.9cm" svg:x="5.6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4.1cm" svg:height="1.9cm" svg:x="4cm" svg:y="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5cm" svg:y1="3.9cm" svg:x2="6.05cm" svg:y2="6.6cm" draw:start-shape="id1" draw:start-glue-point="2" draw:end-shape="id2" draw:end-glue-point="4" svg:d="M6050 3900v2700" svg:viewBox="0 0 1 2701">
          <text:p/>
        </draw:connector>
        <draw:connector draw:style-name="gr4" draw:text-style-name="P1" draw:layer="layout" draw:type="line" svg:x1="1.102cm" svg:y1="2.94cm" svg:x2="4cm" svg:y2="2.95cm" draw:end-shape="id1" draw:end-glue-point="3" svg:d="M1102 2940l2898 10" svg:viewBox="0 0 2899 11">
          <text:p/>
        </draw:connector>
        <draw:custom-shape draw:style-name="gr2" draw:text-style-name="P1" xml:id="id5" draw:id="id5" draw:layer="layout" svg:width="4.1cm" svg:height="1.9cm" svg:x="12.8cm" svg:y="15.4cm">
          <text:p text:style-name="P1">Afficher prof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5cm" svg:y1="7.5cm" svg:x2="6.05cm" svg:y2="8.9cm" draw:start-shape="id2" draw:start-glue-point="6" draw:end-shape="id3" draw:end-glue-point="4" svg:d="M6050 7500v1400" svg:viewBox="0 0 1 1401">
          <text:p/>
        </draw:connector>
        <draw:custom-shape draw:style-name="gr5" draw:text-style-name="P1" xml:id="id6" draw:id="id6" draw:layer="layout" svg:width="4.5cm" svg:height="1.9cm" svg:x="7.9cm" svg:y="15.4cm">
          <text:p text:style-name="P1">Afficher enfa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0.9cm" svg:height="0.9cm" svg:x="5.6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05cm" svg:y1="13.2cm" svg:x2="14.85cm" svg:y2="15.4cm" draw:start-shape="id4" draw:start-glue-point="2" draw:end-shape="id5" draw:end-glue-point="0" svg:d="M6050 13200v1101h8800v1099" svg:viewBox="0 0 8801 2201">
          <text:p/>
        </draw:connector>
        <draw:connector draw:style-name="gr3" draw:text-style-name="P1" draw:layer="layout" svg:x1="6.05cm" svg:y1="13.2cm" svg:x2="10.15cm" svg:y2="15.4cm" draw:start-shape="id4" draw:start-glue-point="2" draw:end-shape="id6" draw:end-glue-point="0" svg:d="M6050 13200v1101h4100v1099" svg:viewBox="0 0 4101 2201">
          <text:p/>
        </draw:connector>
        <draw:custom-shape draw:style-name="gr6" draw:text-style-name="P1" xml:id="id7" draw:id="id7" draw:layer="layout" svg:width="4.6cm" svg:height="2cm" svg:x="1.3cm" svg:y="15.4cm">
          <text:p text:style-name="P1">Log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3.6cm" svg:y1="17.4cm" svg:x2="3.553cm" svg:y2="20.826cm" draw:start-shape="id7" draw:start-glue-point="2" svg:d="M3600 17400l-47 3426" svg:viewBox="0 0 48 3427">
          <text:p/>
        </draw:connector>
        <draw:connector draw:style-name="gr3" draw:text-style-name="P1" draw:layer="layout" svg:x1="6.05cm" svg:y1="13.2cm" svg:x2="3.6cm" svg:y2="15.4cm" draw:start-shape="id4" draw:start-glue-point="2" draw:end-shape="id7" draw:end-glue-point="0" svg:d="M6050 13200v1101h-2450v1099" svg:viewBox="0 0 2451 2201">
          <text:p/>
        </draw:connector>
        <draw:custom-shape draw:style-name="gr1" draw:text-style-name="P1" xml:id="id8" draw:id="id8" draw:layer="layout" svg:width="0.9cm" svg:height="0.9cm" svg:x="9.7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9" draw:id="id9" draw:layer="layout" svg:width="4.5cm" svg:height="1.9cm" svg:x="7.9cm" svg:y="20.7cm">
          <text:p text:style-name="P1">Afficher détails</text:p>
          <text:p text:style-name="P1">enf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15cm" svg:y1="17.3cm" svg:x2="10.15cm" svg:y2="18.3cm" draw:start-shape="id6" draw:start-glue-point="2" draw:end-shape="id8" draw:end-glue-point="4" svg:d="M10150 17300v1000" svg:viewBox="0 0 1 1001">
          <text:p/>
        </draw:connector>
        <draw:connector draw:style-name="gr3" draw:text-style-name="P1" draw:layer="layout" svg:x1="10.15cm" svg:y1="19.2cm" svg:x2="10.15cm" svg:y2="20.7cm" draw:start-shape="id8" draw:start-glue-point="6" draw:end-shape="id9" draw:end-glue-point="0" svg:d="M10150 19200v1500" svg:viewBox="0 0 1 1501">
          <text:p/>
        </draw:connector>
        <draw:connector draw:style-name="gr3" draw:text-style-name="P1" draw:layer="layout" draw:line-skew="2.098cm" svg:x1="15.3cm" svg:y1="18.75cm" svg:x2="6.5cm" svg:y2="9.35cm" draw:start-shape="id10" draw:start-glue-point="7" draw:end-shape="id3" draw:end-glue-point="7" svg:d="M15300 18750h2600v-9400h-11400" svg:viewBox="0 0 11401 9401">
          <text:p/>
        </draw:connector>
        <draw:connector draw:style-name="gr3" draw:text-style-name="P1" draw:layer="layout" svg:x1="10.6cm" svg:y1="18.75cm" svg:x2="14.4cm" svg:y2="18.75cm" draw:start-shape="id8" draw:start-glue-point="7" draw:end-shape="id10" draw:end-glue-point="5" svg:d="M10600 18750h3800" svg:viewBox="0 0 3801 1">
          <text:p/>
        </draw:connector>
        <draw:connector draw:style-name="gr3" draw:text-style-name="P1" draw:layer="layout" draw:line-skew="0.898cm" svg:x1="6.5cm" svg:y1="7.05cm" svg:x2="8.1cm" svg:y2="2.95cm" draw:start-shape="id2" draw:start-glue-point="7" draw:end-shape="id1" draw:end-glue-point="1" svg:d="M6500 7050h3000v-4100h-1400" svg:viewBox="0 0 3001 4101">
          <text:p/>
        </draw:connector>
        <draw:custom-shape draw:style-name="gr5" draw:text-style-name="P1" xml:id="id12" draw:id="id12" draw:layer="layout" svg:width="4.5cm" svg:height="1.9cm" svg:x="7.9cm" svg:y="25.5cm">
          <text:p text:style-name="P1">Ecrire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0.9cm" svg:height="0.9cm" svg:x="9.7cm" svg:y="2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15cm" svg:y1="22.6cm" svg:x2="10.15cm" svg:y2="23.6cm" draw:start-shape="id9" draw:start-glue-point="2" draw:end-shape="id11" draw:end-glue-point="4" svg:d="M10150 22600v1000" svg:viewBox="0 0 1 1001">
          <text:p/>
        </draw:connector>
        <draw:connector draw:style-name="gr3" draw:text-style-name="P1" draw:layer="layout" svg:x1="10.15cm" svg:y1="24.5cm" svg:x2="10.15cm" svg:y2="25.5cm" draw:start-shape="id11" draw:start-glue-point="6" draw:end-shape="id12" draw:end-glue-point="0" svg:d="M10150 24500v1000" svg:viewBox="0 0 1 1001">
          <text:p/>
        </draw:connector>
        <draw:connector draw:style-name="gr3" draw:text-style-name="P1" draw:layer="layout" svg:x1="7.9cm" svg:y1="26.45cm" svg:x2="6.25cm" svg:y2="24.5cm" draw:start-shape="id12" draw:start-glue-point="3" draw:end-shape="id13" draw:end-glue-point="6" svg:d="M7900 26450h-1650v-1950" svg:viewBox="0 0 1651 1951">
          <text:p/>
        </draw:connector>
        <draw:connector draw:style-name="gr3" draw:text-style-name="P1" draw:layer="layout" svg:x1="9.7cm" svg:y1="24.05cm" svg:x2="6.7cm" svg:y2="24.05cm" draw:start-shape="id11" draw:start-glue-point="5" draw:end-shape="id13" draw:end-glue-point="7" svg:d="M9700 24050h-3000" svg:viewBox="0 0 3001 1">
          <text:p/>
        </draw:connector>
        <draw:custom-shape draw:style-name="gr2" draw:text-style-name="P1" xml:id="id4" draw:id="id4" draw:layer="layout" svg:width="4.1cm" svg:height="1.9cm" svg:x="4cm" svg:y="11.3cm">
          <text:p text:style-name="P1">Afficher page</text:p>
          <text:p text:style-name="P1">acceui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5cm" svg:y1="9.8cm" svg:x2="6.05cm" svg:y2="11.3cm" draw:start-shape="id3" draw:start-glue-point="6" draw:end-shape="id4" draw:end-glue-point="0" svg:d="M6050 9800v1500" svg:viewBox="0 0 1 1501">
          <text:p/>
        </draw:connector>
        <draw:custom-shape draw:style-name="gr1" draw:text-style-name="P1" xml:id="id10" draw:id="id10" draw:layer="layout" svg:width="0.9cm" svg:height="0.9cm" svg:x="14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85cm" svg:y1="17.3cm" svg:x2="14.85cm" svg:y2="18.3cm" draw:start-shape="id5" draw:start-glue-point="2" draw:end-shape="id10" draw:end-glue-point="4" svg:d="M14850 17300v1000" svg:viewBox="0 0 1 1001">
          <text:p/>
        </draw:connector>
        <draw:custom-shape draw:style-name="gr1" draw:text-style-name="P1" xml:id="id13" draw:id="id13" draw:layer="layout" svg:width="0.9cm" svg:height="0.9cm" svg:x="5.8cm" svg:y="2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25cm" svg:y1="23.6cm" svg:x2="9.7cm" svg:y2="18.75cm" draw:start-shape="id13" draw:start-glue-point="4" draw:end-shape="id8" draw:end-glue-point="5" svg:d="M6250 23600v-4850h3450" svg:viewBox="0 0 3451 4851">
          <text:p/>
        </draw:connector>
        <draw:frame draw:style-name="gr8" draw:text-style-name="P2" draw:layer="layout" svg:width="2.331cm" svg:height="0.806cm" svg:x="3.769cm" svg:y="7.4cm">
          <draw:text-box>
            <text:p text:style-name="P2"><text:span text:style-name="T1">[succès]</text:span></text:p>
          </draw:text-box>
        </draw:frame>
        <draw:frame draw:style-name="gr8" draw:text-style-name="P2" draw:layer="layout" svg:width="2.106cm" svg:height="0.806cm" svg:x="6.569cm" svg:y="6.2cm">
          <draw:text-box>
            <text:p text:style-name="P2"><text:span text:style-name="T1">[échec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3:23:40.233000000</meta:creation-date>
    <dc:date>2015-04-22T13:52:58.725000000</dc:date>
    <meta:editing-duration>PT13M43S</meta:editing-duration>
    <meta:editing-cycles>1</meta:editing-cycles>
    <meta:document-statistic meta:object-count="34"/>
    <meta:generator>LibreOffice/4.3.2.2$Windows_x86 LibreOffice_project/edfb5295ba211bd31ad47d0bad0118690f76407d</meta:generator>
  </office:meta>
</office:document-meta>
</file>